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2" style:family="paragraph" style:parent-style-name="p" style:master-page-name="">
      <style:paragraph-properties style:page-number="auto" fo:keep-with-next="always"/>
    </style:style>
    <style:style style:name="P3" style:family="paragraph" style:parent-style-name="li1b">
      <style:paragraph-properties fo:keep-with-next="always"/>
    </style:style>
    <style:style style:name="P4" style:family="paragraph" style:parent-style-name="p">
      <style:paragraph-properties fo:keep-with-next="always"/>
    </style:style>
    <style:style style:name="P5" style:family="paragraph" style:parent-style-name="Title" style:master-page-name="Standard">
      <style:paragraph-properties style:page-number="auto" fo:break-before="page"/>
    </style:style>
    <style:style style:name="P6"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7" style:family="paragraph" style:parent-style-name="Header_20_right">
      <style:paragraph-properties fo:margin-top="0cm" fo:margin-bottom="0cm"/>
    </style:style>
    <style:style style:name="P8" style:family="paragraph" style:parent-style-name="Header_20_left">
      <style:text-properties fo:font-weight="normal" style:font-weight-asian="normal" style:font-weight-complex="normal"/>
    </style:style>
    <style:style style:name="T1" style:family="text"/>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upport</text:p>
      <text:p text:style-name="h1">Types of enquiries</text:p>
      <text:p text:style-name="p">You have access to a wide variety of support services at USQ. Follow the details below or visit the ‘Current Students’ website at &lt;<text:a xlink:type="simple" xlink:href="http://www.usq.edu.au/currentstudents/default.htm">http://www.usq.edu.au/currentstudents/default.htm</text:a>&gt; for more information.</text:p>
      <text:p text:style-name="P2"><text:span text:style-name="i-b">General enquiries</text:span> </text:p>
      <text:p text:style-name="p">USQ<text:span text:style-name="i-i">Assist</text:span> is the most efficient method for requesting assistance for: </text:p>
      <text:list text:style-name="li1b">
        <text:list-item>
          <text:p text:style-name="li1b">administrative queries</text:p>
        </text:list-item>
        <text:list-item>
          <text:p text:style-name="li1b">assignment submissions</text:p>
        </text:list-item>
        <text:list-item>
          <text:p text:style-name="li1b">study assistance</text:p>
        </text:list-item>
        <text:list-item>
          <text:p text:style-name="li1b">contacting your lecturer.</text:p>
        </text:list-item>
      </text:list>
      <text:p text:style-name="P2"><text:span text:style-name="i-b"><text:line-break/>Technical enquiries</text:span> </text:p>
      <text:p text:style-name="p">Enquiries relating to access to USQ<text:span text:style-name="i-i">Connect</text:span>, the USQ<text:span text:style-name="i-i">StudyDesk</text:span>, or other technical issues can also be directed to USQ<text:span text:style-name="i-i">Assist</text:span>. If you cannot access USQ<text:span text:style-name="i-i">Assist</text:span>, contact the ICT Service Desk on +61 7 4631 1900 or email &lt;<text:a xlink:type="simple" xlink:href="mailto:ictservicedesk@usq.edu.au">ictservicedesk@usq.edu.au</text:a>&gt; for assistance. The ICT Service Desk is staffed weekdays between 8.00 am and 5.00 pm (AEST-Australian Eastern Standard Time), with voicemail after hours.</text:p>
      <text:p text:style-name="h1">Types of support</text:p>
      <text:p text:style-name="P2">There are a number of ways of accessing support services.</text:p>
      <text:p text:style-name="P2"><text:span text:style-name="i-b">Online support</text:span> </text:p>
      <text:p text:style-name="P4">USQ<text:span text:style-name="i-i">Assist</text:span> is a web self-serve facility for you to: </text:p>
      <text:list text:style-name="li1b">
        <text:list-item text:start-value="1">
          <text:p text:style-name="P3">find answers to common questions at any time</text:p>
        </text:list-item>
        <text:list-item>
          <text:p text:style-name="P3">ask any question</text:p>
        </text:list-item>
        <text:list-item>
          <text:p text:style-name="P3">track the progress of your question</text:p>
        </text:list-item>
        <text:list-item>
          <text:p text:style-name="li1b">keep a record of questions and responses.</text:p>
        </text:list-item>
      </text:list>
      <text:p text:style-name="p"><text:line-break/>To access USQ<text:span text:style-name="i-i">Assist</text:span> go to &lt;<text:a xlink:type="simple" xlink:href="http://usqassist.usq.edu.au/">http://usqassist.usq.edu.au</text:a>&gt; or click on ‘USQ<text:span text:style-name="i-i">Assist</text:span>’ in USQ<text:span text:style-name="i-i">Connect</text:span>.</text:p>
      <text:p text:style-name="P2"><text:soft-page-break/><text:span text:style-name="i-b">Telephone support</text:span> </text:p>
      <text:p text:style-name="p">If you prefer to telephone, call Outreach Services on 07 4631 2285 for assistance. Outreach Services is staffed weekdays between 8.00 am and 5.00 pm (AEST), with voicemail after hours. If you are located in Eastern Australia, contact your Regional Liaison Officer.</text:p>
      <text:p text:style-name="p">International students telephone the USQ International Office on +61 7 4631 2362, or your Agent. USQ International is staffed weekdays between 9.00 am and 5.00 pm (AEST), with voicemail after hours.</text:p>
      <text:p text:style-name="P2"><text:span text:style-name="i-b">Fax</text:span> </text:p>
      <text:p text:style-name="p">International students fax the USQ International Office on +61 7 4636 2211. All other students fax the Distance and e-Learning Centre on 07 4636 1049.</text:p>
      <text:p text:style-name="P2"><text:span text:style-name="i-b">Postal address</text:span> </text:p>
      <text:p text:style-name="p">The Administrator<text:line-break/>Distance and e-Learning Centre<text:line-break/>University of Southern Queensland<text:line-break/>Toowoomba Qld 4350<text:line-break/>Australia</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indent" style:family="paragraph" style:parent-style-name="p" style:master-page-name="">
      <style:paragraph-properties fo:margin-left="0.6cm" fo:margin-right="0cm" fo:text-indent="0cm" style:auto-text-indent="false" style:page-number="auto"/>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6" style:family="table" style:master-page-name="">
      <style:table-properties style:width="14.6cm" style:page-number="0" table:align="left"/>
    </style:style>
    <style:style style:name="Table6.A" style:family="table-column">
      <style:table-column-properties style:column-width="13.552cm"/>
    </style:style>
    <style:style style:name="Table6.B" style:family="table-column">
      <style:table-column-properties style:column-width="1.048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Support</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Support</text:title></text:p>
            </table:table-cell>
            <table:table-cell table:style-name="Table3.A1" office:value-type="string">
              <text:p text:style-name="P1"><text:span text:style-name="i-b"><text:page-number text:select-page="current">2</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Support</text:title></text:p>
            </table:table-cell>
            <table:table-cell table:style-name="Table4.A1" office:value-type="string">
              <text:p text:style-name="P1"><text:span text:style-name="i-b"><text:page-number text:select-page="current">2</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Support</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Landscape_20_No_20_Header" style:display-name="Landscape No Header" style:page-layout-name="pm12" style:next-style-name="Standard"/>
    <style:master-page style:name="Large_20_Page" style:display-name="Large Page" style:page-layout-name="pm13">
      <style:header>
        <table:table table:name="Table6" table:style-name="Table6">
          <table:table-column table:style-name="Table6.A"/>
          <table:table-column table:style-name="Table6.B"/>
          <table:table-row>
            <table:table-cell table:style-name="Table6.A1" office:value-type="string">
              <text:p text:style-name="Header_20_right"><text:title>Support</text:title></text:p>
            </table:table-cell>
            <table:table-cell table:style-name="Table6.A1" office:value-type="string">
              <text:p text:style-name="P1"><text:span text:style-name="i-b"><text:page-number text:select-page="current">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Support</dc:title>
    <meta:initial-creator>Pamela Glossop</meta:initial-creator>
    <meta:creation-date>2007-09-21T08:59:50</meta:creation-date>
    <dc:creator>Pamela Glossop</dc:creator>
    <dc:date>2008-10-22T12:04:55</dc:date>
    <meta:editing-cycles>8</meta:editing-cycles>
    <meta:editing-duration>PT2M54S</meta:editing-duration>
    <meta:template xlink:type="simple" xlink:actuate="onRequest" xlink:href="../../../../templates/ice-template.ott" xlink:title="ice-template" meta:date="2008-10-02T14:08:18"/>
    <meta:user-defined meta:name="Info 1"/>
    <meta:user-defined meta:name="Info 2"/>
    <meta:user-defined meta:name="Info 3"/>
    <meta:user-defined meta:name="Info 4"/>
    <meta:document-statistic meta:table-count="14" meta:image-count="0" meta:object-count="0" meta:page-count="2" meta:paragraph-count="51" meta:word-count="299" meta:character-count="196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